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л.: +7-000 000 00 17<text:line-break/>Email: example17@gmail.com<text:line-break/>Образование: Высшее</text:p>
      <text:list xml:id="list2780933632" text:style-name="WWNum1">
        <text:list-item>
          <text:p text:style-name="P3">2004 – 2009, Университет управления и технологий, факультет «Логистика и транспорт».</text:p>
        </text:list-item>
        <text:list-item>
          <text:p text:style-name="P5">2011 – 2013, Школа бизнеса и управления, курс «Управление цепями поставок».</text:p>
        </text:list-item>
      </text:list>
      <text:p text:style-name="P1">Сертификаты:<text:line-break/>✔️ «Управление логистическими цепочками», Университет Калифорнии, 2015 г.<text:line-break/>✔️ «Оптимизация складских процессов», Академия логистики, 2017 г.<text:line-break/>✔️ «Современные логистические решения», Высшая школа экономики, 2019 г.</text:p>
      <text:p text:style-name="P1">Опыт работы:</text:p>
      <text:list xml:id="list1574445051" text:style-name="WWNum4">
        <text:list-item>
          <text:p text:style-name="P4"><text:span text:style-name="T1">Менеджер по логистике в «ТрансЛогистик», 2009 – 2014 гг.</text:span></text:p>
        </text:list-item>
      </text:list>
      <text:list xml:id="list1117257696" text:style-name="WWNum3">
        <text:list-item>
          <text:p text:style-name="P7">Организация и контроль доставки товаров, управление складскими запасами.</text:p>
        </text:list-item>
      </text:list>
      <text:list xml:id="list3799725604" text:style-name="WWNum9">
        <text:list-item>
          <text:p text:style-name="P8"><text:span text:style-name="T1">Руководитель отдела логистики в «ТехноТранс», 2014 – 2018 гг.</text:span></text:p>
        </text:list-item>
      </text:list>
      <text:list xml:id="list1420847996" text:style-name="WWNum8">
        <text:list-item>
          <text:p text:style-name="P9">Оптимизация процессов хранения и транспортировки, внедрение новых методов управления складом.</text:p>
        </text:list-item>
      </text:list>
      <text:list xml:id="list4045664331" text:style-name="WWNum5">
        <text:list-item>
          <text:p text:style-name="P10"><text:span text:style-name="T1">Директор по логистике в «ГлобалТранс», 2018 – 2022 гг.</text:span></text:p>
        </text:list-item>
      </text:list>
      <text:list xml:id="list2226183093" text:style-name="WWNum7">
        <text:list-item>
          <text:p text:style-name="P11">Управление всеми логистическими процессами компании, анализ и оптимизация цепочек поставок.</text:p>
        </text:list-item>
      </text:list>
      <text:list xml:id="list554985539" text:style-name="WWNum6">
        <text:list-item>
          <text:p text:style-name="P12"><text:span text:style-name="T1">Консультант по логистике и цепям поставок</text:span>, 2022 – настоящее время.</text:p>
        </text:list-item>
      </text:list>
      <text:list xml:id="list2202039903" text:style-name="WWNum2">
        <text:list-item>
          <text:p text:style-name="P6">Консультирование компаний по оптимизации логистических процессов, разработка стратегий для улучшения цепочек поставок.</text:p>
        </text:list-item>
      </text:list>
      <text:p text:style-name="P1">Семейное положение: Разведен, один ребенок.<text:line-break/>Обо мне: Ответственный, организованный, люблю внедрять инновации в логистику для повышения эффективности бизнес-процесс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58" meta:character-count="1254" meta:non-whitespace-character-count="1114"/>
    <meta:generator>LibreOfficeDev/6.0.5.2$Linux_X86_64 LibreOffice_project/</meta:generator>
  </office:meta>
</office:document-meta>
</file>